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D60000020DCED42EA7.jpg"/>
  <manifest:file-entry manifest:media-type="image/jpeg" manifest:full-path="Pictures/10000000000001C00000013D63753328.jpg"/>
  <manifest:file-entry manifest:media-type="image/jpeg" manifest:full-path="Pictures/10000000000000E1000000E1CB6B1856.jpg"/>
  <manifest:file-entry manifest:media-type="image/jpeg" manifest:full-path="Pictures/1000000000000156000002BC672723FB.jpg"/>
  <manifest:file-entry manifest:media-type="image/jpeg" manifest:full-path="Pictures/1000000000000069000000C697F93B72.jpg"/>
  <manifest:file-entry manifest:media-type="image/gif" manifest:full-path="Pictures/1000000000000190000001D35E31E230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ohne_20_Linie">
      <style:graphic-properties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5.952cm" svg:height="5.952cm" svg:x="0.7cm" svg:y="1.048cm">
          <draw:image xlink:href="Pictures/10000000000000E1000000E1CB6B1856.jpg" xlink:type="simple" xlink:show="embed" xlink:actuate="onLoad">
            <text:p/>
          </draw:image>
        </draw:frame>
        <draw:frame draw:style-name="gr1" draw:text-style-name="P1" draw:layer="layout" svg:width="8.082cm" svg:height="9.855cm" svg:x="20.918cm" svg:y="10.645cm">
          <draw:image xlink:href="Pictures/1000000000000190000001D35E31E230.gif" xlink:type="simple" xlink:show="embed" xlink:actuate="onLoad">
            <text:p/>
          </draw:image>
        </draw:frame>
        <draw:frame draw:style-name="gr1" draw:text-style-name="P1" draw:layer="layout" svg:width="8.252cm" svg:height="9.277cm" svg:x="20.748cm" svg:y="1.1cm">
          <draw:image xlink:href="Pictures/10000000000001D60000020DCED42EA7.jpg" xlink:type="simple" xlink:show="embed" xlink:actuate="onLoad">
            <text:p/>
          </draw:image>
        </draw:frame>
        <draw:g>
          <draw:frame draw:style-name="gr2" draw:text-style-name="P1" draw:layer="layout" svg:width="9.048cm" svg:height="18.52cm" svg:x="11.438cm" svg:y="1.28cm">
            <draw:image xlink:href="Pictures/1000000000000156000002BC672723FB.jpg" xlink:type="simple" xlink:show="embed" xlink:actuate="onLoad">
              <text:p/>
            </draw:image>
          </draw:frame>
          <draw:custom-shape draw:style-name="gr3" draw:text-style-name="P1" draw:layer="layout" svg:width="3.8cm" svg:height="1cm" svg:x="16.8cm" svg:y="1.357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1.852cm" svg:height="8.386cm" svg:x="0.3cm" svg:y="11.6cm">
          <draw:image xlink:href="Pictures/10000000000001C00000013D63753328.jpg" xlink:type="simple" xlink:show="embed" xlink:actuate="onLoad">
            <text:p/>
          </draw:image>
        </draw:frame>
        <draw:frame draw:style-name="gr1" draw:text-style-name="P1" draw:layer="layout" svg:width="2.777cm" svg:height="5.238cm" svg:x="8cm" svg:y="4.262cm">
          <draw:image xlink:href="Pictures/1000000000000069000000C697F93B72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Korneffel</meta:initial-creator>
    <meta:creation-date>2014-02-25T17:00:25.47</meta:creation-date>
    <dc:date>2014-02-25T17:17:57.43</dc:date>
    <dc:creator>Martin Korneffel</dc:creator>
    <meta:editing-duration>PT2M20S</meta:editing-duration>
    <meta:editing-cycles>2</meta:editing-cycles>
    <meta:generator>OpenOffice/4.0.0$Win32 OpenOffice.org_project/400m3$Build-9702</meta:generator>
    <meta:printed-by>Martin Korneffel</meta:printed-by>
    <meta:print-date>2014-02-25T17:16:08.65</meta:print-date>
    <meta:document-statistic meta:object-count="8"/>
  </office:meta>
</office:document-meta>
</file>